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style:text-position="super 63.6%"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background-color="#C0C0C0"/>
    </style:style>
    <style:style style:name="T33" style:parent-style-name="DefaultParagraphFont" style:family="text">
      <style:text-properties fo:background-color="#C0C0C0"/>
    </style:style>
    <style:style style:name="T34" style:parent-style-name="DefaultParagraphFont" style:family="text">
      <style:text-properties fo:background-color="#FFFF00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background-color="#C0C0C0"/>
    </style:style>
    <style:style style:name="T44" style:parent-style-name="DefaultParagraphFont" style:family="text">
      <style:text-properties fo:background-color="#C0C0C0"/>
    </style:style>
    <style:style style:name="T45" style:parent-style-name="DefaultParagraphFont" style:family="text">
      <style:text-properties fo:background-color="#C0C0C0"/>
    </style:style>
    <style:style style:name="T46" style:parent-style-name="DefaultParagraphFont" style:family="text">
      <style:text-properties fo:background-color="#C0C0C0"/>
    </style:style>
    <style:style style:name="T47" style:parent-style-name="DefaultParagraphFont" style:family="text">
      <style:text-properties fo:background-color="#FFFF00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background-color="#C0C0C0"/>
    </style:style>
    <style:style style:name="T50" style:parent-style-name="DefaultParagraphFont" style:family="text">
      <style:text-properties fo:background-color="#C0C0C0"/>
    </style:style>
    <style:style style:name="T51" style:parent-style-name="DefaultParagraphFont" style:family="text">
      <style:text-properties fo:background-color="#C0C0C0"/>
    </style:style>
    <style:style style:name="T52" style:parent-style-name="DefaultParagraphFont" style:family="text">
      <style:text-properties fo:background-color="#C0C0C0"/>
    </style:style>
    <style:style style:name="T53" style:parent-style-name="DefaultParagraphFont" style:family="text">
      <style:text-properties fo:background-color="#FFFF00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T56" style:parent-style-name="DefaultParagraphFont" style:family="text">
      <style:text-properties fo:background-color="#C0C0C0"/>
    </style:style>
    <style:style style:name="T57" style:parent-style-name="DefaultParagraphFont" style:family="text">
      <style:text-properties fo:background-color="#C0C0C0"/>
    </style:style>
    <style:style style:name="T58" style:parent-style-name="DefaultParagraphFont" style:family="text">
      <style:text-properties fo:background-color="#C0C0C0"/>
    </style:style>
    <style:style style:name="T59" style:parent-style-name="DefaultParagraphFont" style:family="text">
      <style:text-properties fo:background-color="#C0C0C0"/>
    </style:style>
    <style:style style:name="T60" style:parent-style-name="DefaultParagraphFont" style:family="text">
      <style:text-properties fo:background-color="#FFFF00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DefaultParagraphFont" style:family="text">
      <style:text-properties fo:background-color="#C0C0C0"/>
    </style:style>
    <style:style style:name="T63" style:parent-style-name="DefaultParagraphFont" style:family="text">
      <style:text-properties fo:background-color="#C0C0C0"/>
    </style:style>
    <style:style style:name="T64" style:parent-style-name="DefaultParagraphFont" style:family="text">
      <style:text-properties fo:background-color="#C0C0C0"/>
    </style:style>
    <style:style style:name="T65" style:parent-style-name="DefaultParagraphFont" style:family="text">
      <style:text-properties fo:background-color="#C0C0C0"/>
    </style:style>
    <style:style style:name="T66" style:parent-style-name="DefaultParagraphFont" style:family="text">
      <style:text-properties fo:background-color="#FFFF00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T68" style:parent-style-name="DefaultParagraphFont" style:family="text">
      <style:text-properties fo:background-color="#C0C0C0"/>
    </style:style>
    <style:style style:name="T69" style:parent-style-name="DefaultParagraphFont" style:family="text">
      <style:text-properties fo:background-color="#C0C0C0"/>
    </style:style>
    <style:style style:name="T70" style:parent-style-name="DefaultParagraphFont" style:family="text">
      <style:text-properties fo:background-color="#C0C0C0"/>
    </style:style>
    <style:style style:name="T71" style:parent-style-name="DefaultParagraphFont" style:family="text">
      <style:text-properties fo:background-color="#FFFF00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 style:text-position="super 66.6%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text-align="center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text-align="center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family="paragraph">
      <style:paragraph-properties fo:text-align="center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text-align="center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DefaultParagraphFont" style:family="text">
      <style:text-properties style:text-position="super 66.6%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family="paragraph">
      <style:paragraph-properties fo:text-align="center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family="graphic" style:name="a6">
      <style:graphic-properties fo:min-width="0.26042in" fo:min-height="2.14583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>
      <style:graphic-properties fo:min-width="0.26042in" fo:min-height="0.97917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>
      <style:graphic-properties fo:min-width="0.26042in" fo:min-height="0.97917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26042in" fo:min-height="2.14653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8">
      <style:graphic-properties fo:min-width="0.25069in" fo:min-height="1.47986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0.25069in" fo:min-height="1.47986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>
      <style:graphic-properties fo:min-width="0.26042in" fo:min-height="0.97986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>
      <style:graphic-properties fo:min-width="0.26042in" fo:min-height="2.14653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fo:min-width="0.25069in" fo:min-height="1.47986in" fo:wrap-option="no-wrap" fo:padding-top="0in" fo:padding-bottom="0in" fo:padding-left="0in" fo:padding-right="0in" draw:textarea-vertical-align="middle" style:wrap="run-through" style:run-through="foreground" style:writing-mode="lr-tb" draw:fill="solid" draw:fill-color="#729fcf" draw:opacity="100%" draw:stroke="solid" svg:stroke-width="0.01389in" svg:stroke-color="#3465af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Project: MCAS</text:p>
      <text:p text:style-name="Standard"/>
      <text:p text:style-name="P2">New Requirements/Changes</text:p>
      <text:p text:style-name="P3"/>
      <text:p text:style-name="Standard"><text:span text:style-name="T4">1) Add button Labeled as '</text:span><text:span text:style-name="T5">View<text:s/></text:span><text:span text:style-name="T6">Reserve History'.</text:span></text:p>
      <text:p text:style-name="P7"/>
      <text:p text:style-name="Standard"><text:span text:style-name="T8">Location of button:</text:span></text:p>
      <text:p text:style-name="P9"/>
      <text:p text:style-name="Standard"><text:span text:style-name="T10">New claim registration menu → Claim tab → Initial Reserve frame → Besides Total reserve<text:s/></text:span><text:span text:style-name="T11">label.</text:span></text:p>
      <text:p text:style-name="P12"/>
      <text:p text:style-name="Standard"><text:span text:style-name="T13">Output : Reserve History button should show , Reserve history against claimant in descending order ( latest to oldest date )</text:span></text:p>
      <text:p text:style-name="P14"/>
      <text:p text:style-name="Standard"><text:span text:style-name="T15">2. Following four options needed to add in Drop down list labeled as 'Payable To'.</text:span></text:p>
      <text:p text:style-name="P16"/>
      <text:p text:style-name="Standard"><text:span text:style-name="T17">i) <text:s text:c="2"/>Claimant</text:span></text:p>
      <text:p text:style-name="Standard"><text:span text:style-name="T18">ii) <text:s/>Third Party Adjuste</text:span><text:span text:style-name="T19">r</text:span></text:p>
      <text:p text:style-name="Standard"><text:span text:style-name="T20">iii) Third Party Lawyer</text:span></text:p>
      <text:p text:style-name="Standard"><text:span text:style-name="T21">iv) Third Party workshop</text:span></text:p>
      <text:p text:style-name="P22"/>
      <text:p text:style-name="Standard"><text:span text:style-name="T23">Location:</text:span></text:p>
      <text:p text:style-name="P24"/>
      <text:p text:style-name="Standard"><text:span text:style-name="T25">New claim registration menu → 3</text:span><text:span text:style-name="T26">rd</text:span><text:span text:style-name="T27"><text:s/>Party tab <text:s/>→ <text:s/>claim Amount/ Payout frame → Payable to drop down list. <text:s/></text:span></text:p>
      <text:p text:style-name="P28"/>
      <text:p text:style-name="Standard"><text:span text:style-name="T29">3.<text:s/></text:span><text:s/>Text of following Labels need to be change.</text:p>
      <text:p text:style-name="P30"/>
      <text:p text:style-name="Standard">I) Current Transaction Reserve change<text:s/>into “Reserve Movement “</text:p>
      <text:p text:style-name="Standard">ii) Reserve Movement change into “Current Reserve “</text:p>
      <text:p text:style-name="P31"/>
      <text:p text:style-name="Standard">Location:<text:s/><text:span text:style-name="T32">U</text:span><text:span text:style-name="T33">nder Reserve tab</text:span><text:span text:style-name="T34"><text:s/></text:span></text:p>
      <text:p text:style-name="P35"/>
      <text:p text:style-name="Standard">4. Add one button under “Reserve tab” labeled as “View Reserve History “.</text:p>
      <text:p text:style-name="P36"/>
      <text:p text:style-name="Standard">Note: By clicking on this button , Reserve<text:s/>History of all the claimant<text:s/>need<text:s/>to be displayed in date wise in descending order.</text:p>
      <text:p text:style-name="P37"/>
      <text:p text:style-name="Standard">5) Add one button under <text:s/>“Payment tab” labeled as “View Payment History “.</text:p>
      <text:p text:style-name="P38"/>
      <text:p text:style-name="Standard">Note : By clicking on this button<text:s/>,<text:s/>Payment History of all claimant need<text:s/>to be displayed in date wise in<text:s/>descending order.</text:p>
      <text:p text:style-name="P39"/>
      <text:p text:style-name="Standard">6) Add options in drop down list:</text:p>
      <text:p text:style-name="P40"/>
      <text:p text:style-name="Standard">Drop down list label <text:s/>= <text:s/>'Payee<text:s/>type'</text:p>
      <text:p text:style-name="P41"/>
      <text:p text:style-name="Standard">List values: 1) Workshop, 2) Adjuster, 3) Lawyer, 4) Claimant.</text:p>
      <text:p text:style-name="P42"/>
      <text:p text:style-name="Standard">Location:<text:s/><text:span text:style-name="T43">U</text:span><text:span text:style-name="T44">nder<text:s/></text:span><text:span text:style-name="T45">Payment</text:span><text:span text:style-name="T46"><text:s/>tab</text:span><text:span text:style-name="T47"><text:s/></text:span></text:p>
      <text:p text:style-name="P48"/>
      <text:p text:style-name="Standard">7) Remove one Drop down list, labeled as 'Category'.</text:p>
      <text:soft-page-break/>
      <text:p text:style-name="Standard">Location:<text:s/><text:span text:style-name="T49">U</text:span><text:span text:style-name="T50">nder<text:s/></text:span><text:span text:style-name="T51">Payment</text:span><text:span text:style-name="T52"><text:s/>tab</text:span><text:span text:style-name="T53"><text:s/></text:span></text:p>
      <text:p text:style-name="P54"/>
      <text:p text:style-name="P55"/>
      <text:p text:style-name="Standard">8) <text:s/>Location of of Payee need to be replace with removed 'Category' and the text box need to be enlarged .</text:p>
      <text:p text:style-name="Standard">Location:<text:s/><text:span text:style-name="T56">U</text:span><text:span text:style-name="T57">nder<text:s/></text:span><text:span text:style-name="T58">Payment</text:span><text:span text:style-name="T59"><text:s/>tab</text:span><text:span text:style-name="T60"><text:s/></text:span></text:p>
      <text:p text:style-name="P61"/>
      <text:p text:style-name="Standard">9) Payment Due date needed to be shifted upward.</text:p>
      <text:p text:style-name="Standard">Location:<text:s/><text:span text:style-name="T62">U</text:span><text:span text:style-name="T63">nder<text:s/></text:span><text:span text:style-name="T64">Payment</text:span><text:span text:style-name="T65"><text:s/>tab</text:span><text:span text:style-name="T66"><text:s/></text:span></text:p>
      <text:p text:style-name="P67"/>
      <text:p text:style-name="Standard">10) All labeled text as '<text:s/>Base' needed to be changed as ' Local '.</text:p>
      <text:p text:style-name="Standard">Location:<text:s/><text:span text:style-name="T68">U</text:span><text:span text:style-name="T69">nder<text:s/></text:span><text:span text:style-name="T70">all tab wherever applicable</text:span><text:span text:style-name="T71"><text:s/></text:span></text:p>
      <text:p text:style-name="P72"/>
      <text:p text:style-name="Standard">11) Text boxes size need to be re sized under<text:s/><text:span text:style-name="T73">3</text:span><text:span text:style-name="T74">rd</text:span><text:span text:style-name="T75"><text:s/>party tab</text:span><text:s/>, in Initial Reserve frame.</text:p>
      <text:p text:style-name="Standard"><text:span text:style-name="T76"><draw:custom-shape svg:x="0.74375in" svg:y="0.17222in" svg:width="0.97917in" svg:height="0.26042in" draw:z-index="251653632" draw:id="id0" draw:style-name="a0" draw:name="Rectangle 3" text:anchor-type="paragraph"><svg:desc/><text:p text:style-name="P77">SGD</text:p><draw:enhanced-geometry draw:type="non-primitive" svg:viewBox="0 0 21600 21600" draw:enhanced-path="M 0 0 L 21600 0 21600 21600 0 21600 Z N"/></draw:custom-shape></text:span><text:span text:style-name="T78"><draw:custom-shape svg:x="2.13958in" svg:y="0.17222in" svg:width="2.14653in" svg:height="0.26042in" draw:z-index="251654656" draw:id="id1" draw:style-name="a1" draw:name="Rectangle 4" text:anchor-type="paragraph"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79"><draw:custom-shape svg:x="5.2125in" svg:y="0.01181in" svg:width="1.47986in" svg:height="0.25069in" draw:z-index="251655680" draw:id="id2" draw:style-name="a2" draw:name="Rectangle 5" text:anchor-type="paragraph"><svg:desc/><text:p text:style-name="P80">Upto digits mentioned</text:p><draw:enhanced-geometry draw:type="non-primitive" svg:viewBox="0 0 21600 21600" draw:enhanced-path="M 0 0 L 21600 0 21600 21600 0 21600 Z N"/></draw:custom-shape></text:span>Reserve<text:tab/><text:tab/><text:tab/><text:tab/><text:tab/><text:tab/><text:tab/><text:tab/>Ex. Rate</text:p>
      <text:p text:style-name="P81"/>
      <text:p text:style-name="Standard"><text:span text:style-name="T82"><draw:custom-shape svg:x="0.80625in" svg:y="0.10347in" svg:width="0.97986in" svg:height="0.26042in" draw:z-index="251658752" draw:id="id3" draw:style-name="a3" draw:name="Rectangle 6" text:anchor-type="paragraph"><svg:desc/><text:p text:style-name="P83">SGD</text:p><draw:enhanced-geometry draw:type="non-primitive" svg:viewBox="0 0 21600 21600" draw:enhanced-path="M 0 0 L 21600 0 21600 21600 0 21600 Z N"/></draw:custom-shape></text:span><text:span text:style-name="T84"><draw:custom-shape svg:x="2.13958in" svg:y="0.10347in" svg:width="2.14653in" svg:height="0.26042in" draw:z-index="251657728" draw:id="id4" draw:style-name="a4" draw:name="Rectangle 7" text:anchor-type="paragraph"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85"><draw:custom-shape svg:x="5.2125in" svg:y="0.01181in" svg:width="1.47986in" svg:height="0.25069in" draw:z-index="251656704" draw:id="id5" draw:style-name="a5" draw:name="Rectangle 8" text:anchor-type="paragraph"><svg:desc/><text:p text:style-name="P86">Upto digits mentioned</text:p><draw:enhanced-geometry draw:type="non-primitive" svg:viewBox="0 0 21600 21600" draw:enhanced-path="M 0 0 L 21600 0 21600 21600 0 21600 Z N"/></draw:custom-shape></text:span>Expense<text:s/><text:tab/><text:tab/><text:tab/><text:tab/><text:tab/><text:tab/><text:tab/><text:tab/>Ex. Rate</text:p>
      <text:p text:style-name="P87"/>
      <text:p text:style-name="P88"/>
      <text:p text:style-name="Standard">Note: Size of Ex. Rate will be shorten and the middle box need to be enlarged by the same size.</text:p>
      <text:p text:style-name="P89"/>
      <text:p text:style-name="Standard">12) Text boxes size need to be re sized under 3<text:span text:style-name="T90">rd</text:span><text:s/>party tab , in 'Claim Amount / Payout' frame.</text:p>
      <text:p text:style-name="Standard"><text:span text:style-name="T91"><draw:custom-shape svg:x="2.19167in" svg:y="0.18056in" svg:width="2.14583in" svg:height="0.26042in" draw:z-index="251660800" draw:id="id6" draw:style-name="a6" draw:name="Rectangle 9" text:anchor-type="paragraph"><svg:desc/><text:p text:style-name="Normal"/><draw:enhanced-geometry draw:type="non-primitive" svg:viewBox="0 0 21600 21600" draw:enhanced-path="M 0 0 L 21600 0 21600 21600 0 21600 Z N"/></draw:custom-shape></text:span></text:p>
      <text:p text:style-name="Standard"><text:span text:style-name="T92"><draw:custom-shape svg:x="1.04583in" svg:y="0.00972in" svg:width="0.97917in" svg:height="0.26042in" draw:z-index="251659776" draw:id="id7" draw:style-name="a7" draw:name="Rectangle 10" text:anchor-type="paragraph"><svg:desc/><text:p text:style-name="P93">SGD</text:p><draw:enhanced-geometry draw:type="non-primitive" svg:viewBox="0 0 21600 21600" draw:enhanced-path="M 0 0 L 21600 0 21600 21600 0 21600 Z N"/></draw:custom-shape></text:span><text:span text:style-name="T94"><draw:custom-shape svg:x="5.2125in" svg:y="0.01181in" svg:width="1.47986in" svg:height="0.25069in" draw:z-index="251661824" draw:id="id8" draw:style-name="a8" draw:name="Rectangle 11" text:anchor-type="paragraph"><svg:desc/><text:p text:style-name="P95">Upto digits mentioned</text:p><draw:enhanced-geometry draw:type="non-primitive" svg:viewBox="0 0 21600 21600" draw:enhanced-path="M 0 0 L 21600 0 21600 21600 0 21600 Z N"/></draw:custom-shape></text:span>Claim Amount `<text:tab/><text:tab/><text:s text:c="5"/><text:tab/><text:tab/><text:tab/><text:tab/><text:tab/>Ex. Rate</text:p>
      <text:p text:style-name="P96"/>
      <text:p text:style-name="P97"/>
      <text:p text:style-name="Standard">Note: Size of Ex. Rate will be shorten and the middle box need to be enlarged by the same size. <text:s text:c="3"/></text:p>
      <text:p text:style-name="P98"/>
      <text:p text:style-name="Standard">13) In Claim Adjustments menu: user can change reserves only and other tabs will be view only.</text:p>
      <text:p text:style-name="P99"/>
      <text:p text:style-name="Standard">14) In Claim Inquiry Menu: All tabs needed to be view only , user cant change in this menu.</text:p>
      <text:p text:style-name="P100"/>
      <text:p text:style-name="Standard">15) In Claim Payment Menu:</text:p>
      <text:p text:style-name="Standard">I) Remove Incomplete claims menu completely</text:p>
      <text:p text:style-name="P101"/>
      <text:p text:style-name="Standard">II) In Claim Payment processing Menu : User can make only payment , other tabs will be for view only, no changes can be made in other tabs information.</text:p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avesh Kumar</meta:initial-creator>
    <dc:creator>pravesh.kumar</dc:creator>
    <meta:creation-date>2014-06-23T15:39:00Z</meta:creation-date>
    <dc:date>2014-06-23T13:00:00Z</dc:date>
    <meta:template xlink:href="Normal" xlink:type="simple"/>
    <meta:editing-cycles>2</meta:editing-cycles>
    <meta:editing-duration>PT4140S</meta:editing-duration>
    <meta:document-statistic meta:page-count="2" meta:paragraph-count="5" meta:word-count="403" meta:character-count="2696" meta:row-count="19" meta:non-whitespace-character-count="2298"/>
  </office:meta>
</office:document-meta>
</file>